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189.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9.45pt"/>
    </style:style>
    <style:style style:name="co5" style:family="table-column">
      <style:table-column-properties fo:break-before="auto" style:column-width="34.44pt"/>
    </style:style>
    <style:style style:name="co6" style:family="table-column">
      <style:table-column-properties fo:break-before="auto" style:column-width="43.34pt"/>
    </style:style>
    <style:style style:name="co7" style:family="table-column">
      <style:table-column-properties fo:break-before="auto" style:column-width="67.24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28.91pt"/>
    </style:style>
    <style:style style:name="co10" style:family="table-column">
      <style:table-column-properties fo:break-before="auto" style:column-width="3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dddddd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office:value-type="string" calcext:value-type="string">
            <text:p>picture</text:p>
          </table:table-cell>
          <table:table-cell table:style-name="ce1"/>
          <table:table-cell table:style-name="ce1" office:value-type="string" calcext:value-type="string">
            <text:p>level</text:p>
          </table:table-cell>
          <table:table-cell office:value-type="string" calcext:value-type="string">
            <text:p>sublevel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damage min</text:p>
          </table:table-cell>
          <table:table-cell table:style-name="ce1" office:value-type="string" calcext:value-type="string">
            <text:p>damage max</text:p>
          </table:table-cell>
          <table:table-cell office:value-type="string" calcext:value-type="string">
            <text:p>attack typ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peed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ize</text:p>
          </table:table-cell>
          <table:table-cell table:style-name="ce1" office:value-type="string" calcext:value-type="string">
            <text:p>cost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Pikeman</text:p>
          </table:table-cell>
          <table:table-cell office:value-type="string" calcext:value-type="string">
            <text:p>h6_unit_Haven_1a_Sentinel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Halberdier</text:p>
          </table:table-cell>
          <table:table-cell office:value-type="string" calcext:value-type="string">
            <text:p>h6_unit_Haven_1b_Praetorian.png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LE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h6_unit_Haven_2a_Crossbow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arksman</text:p>
          </table:table-cell>
          <table:table-cell office:value-type="string" calcext:value-type="string">
            <text:p>h6_unit_Haven_2b_Marksman.png</text:p>
          </table:table-cell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TANT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Griffin</text:p>
          </table:table-cell>
          <table:table-cell office:value-type="string" calcext:value-type="string">
            <text:p>h6_unit_Haven_3a_Sister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Royal Griffin</text:p>
          </table:table-cell>
          <table:table-cell office:value-type="string" calcext:value-type="string">
            <text:p>h6_unit_Haven_3b_Vestal.png</text:p>
          </table:table-cell>
          <table:table-cell office:value-type="string" calcext:value-type="string">
            <text:p>Cas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LEE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Swordsman</text:p>
          </table:table-cell>
          <table:table-cell office:value-type="string" calcext:value-type="string">
            <text:p>h6_unit_Haven_4a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rusader</text:p>
          </table:table-cell>
          <table:table-cell office:value-type="string" calcext:value-type="string">
            <text:p>h6_unit_Haven_4b_Imperial_Griffin.png</text:p>
          </table:table-cell>
          <table:table-cell office:value-type="string" calcext:value-type="string">
            <text:p>Cas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LE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Monk</text:p>
          </table:table-cell>
          <table:table-cell office:value-type="string" calcext:value-type="string">
            <text:p>h6_unit_Haven_5a_Radiant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Zealot</text:p>
          </table:table-cell>
          <table:table-cell office:value-type="string" calcext:value-type="string">
            <text:p>h6_unit_Haven_5b_Blazing_Glory.png</text:p>
          </table:table-cell>
          <table:table-cell office:value-type="string" calcext:value-type="string">
            <text:p>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ANT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avalier</text:p>
          </table:table-cell>
          <table:table-cell office:value-type="string" calcext:value-type="string">
            <text:p>h6_unit_Haven_6a_Sun_Ri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Champion</text:p>
          </table:table-cell>
          <table:table-cell office:value-type="string" calcext:value-type="string">
            <text:p>h6_unit_Haven_6b_Sun_Crusader.png</text:p>
          </table:table-cell>
          <table:table-cell office:value-type="string" calcext:value-type="string">
            <text:p>Cast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LEE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LKING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h6_unit_Haven_7a_Seraph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LYIN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h6_unit_Haven_7b_Celestial.png</text:p>
          </table:table-cell>
          <table:table-cell office:value-type="string" calcext:value-type="string">
            <text:p>Cas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MELEE</text:p>
          </table:table-cell>
          <table:table-cell office:value-type="float" office:value="250" calcext:value-type="float">
            <text:p>2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YING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entaur Captai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ttle_Dwarf Battle Dwar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od_Elf Woo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and_Elf Grand Elf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gasus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ilver_Pegasus Silver Pegasus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Guard Dendroid Guard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ndroid_Soldier Dendroid Soldier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Unicorn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r_Unicorn War Unicor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en_Dragon Green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Dragon Gold Dragon</text:p>
          </table:table-cell>
          <table:table-cell/>
          <table:table-cell office:value-type="string" calcext:value-type="string">
            <text:p>Rampart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mlin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remlin Master Gremli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argoyle Stone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bsidian_Gargoyle Obsidian Gargoyl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9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ne_Golem Stone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ron_Golem Iron Golem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e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Mage Arch Mag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enie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ster_Genie Master Genie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 Naga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aga_Queen Naga Quee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iant Giant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itan Titan</text:p>
          </table:table-cell>
          <table:table-cell/>
          <table:table-cell office:value-type="string" calcext:value-type="string">
            <text:p>Tower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mp Imp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miliar Familiar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g Gog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og Magog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ell_Hound Hell Houn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erberus Cerberus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mon Demo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rned_Demon Horned Demo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2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t_Fiend Pit Fien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t_Lord Pit Lord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freet Efreet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9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freet_Sultan Efreet Sultan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evil Devil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rch_Devil Arch Devil</text:p>
          </table:table-cell>
          <table:table-cell/>
          <table:table-cell office:value-type="string" calcext:value-type="string">
            <text:p>Inferno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keleton Skelet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keleton_Warrior Skeleton Warrior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lking_Dead Walking Dead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Zombie Zombie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ight W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raith Wrait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Vampire Vampire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6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Vampire_Lord Vampire Lord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ch Lic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ower_Lich Power Lich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Knight Black Kn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ead_Knight Dread Knight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ne_Dragon Bone Drag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host_Dragon Ghost Dragon</text:p>
          </table:table-cell>
          <table:table-cell/>
          <table:table-cell office:value-type="string" calcext:value-type="string">
            <text:p>Necropoli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glodyte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nfernal_Troglodyte Infernal Troglodyt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 Harpy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rpy_Hag Harpy Ha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older Beholde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vil_Eye Evil Ey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8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 Medusa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edusa_Queen Medusa Quee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 Minotaur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notaur_King Minotaur King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5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nticore Mant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corpicore Scorpicore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0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ed_Dragon Red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2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lack_Dragon Black Dragon</text:p>
          </table:table-cell>
          <table:table-cell/>
          <table:table-cell office:value-type="string" calcext:value-type="string">
            <text:p>Dungeon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blin 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obgoblin Hobgobl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ider Wolf R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olf_Raider Wolf Raider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 Or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rc_Chieftain Orc Chieftain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6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 Ogr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Ogre_Mage Ogre Mage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c Roc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hunderbird Thunderbird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7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 Cyclops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yclops_King Cyclops King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ehemoth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ncient_Behemoth Ancient Behemoth</text:p>
          </table:table-cell>
          <table:table-cell/>
          <table:table-cell office:value-type="string" calcext:value-type="string">
            <text:p>Stronghold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 Gnoll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noll_Marauder Gnoll Maraude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man Lizardma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Lizard_Warrior Lizard Warrior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erpent_Fly Serpent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22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ragon_Fly Dragon Fly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2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asilisk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reater_Basilisk Greater Basilisk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rgon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ighty_Gorgon Mighty Gorgo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6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 Wyvern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yvern_Monarch Wyvern Monarch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ydra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haos_Hydra Chaos Hydra</text:p>
          </table:table-cell>
          <table:table-cell/>
          <table:table-cell office:value-type="string" calcext:value-type="string">
            <text:p>Fortres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3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ixie Pixi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prite Sprite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3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ir_Elemental Ai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torm_Elemental Storm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2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Water_Elemental Water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Ice_Elemental Ic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75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_Elemental Fire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ergy_Elemental Energy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arth_Elemental Earth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ma_Elemental Magma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sychic_Elemental Psych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agic_Elemental Magic Elemental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irebird Firebird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hoenix Phoenix</text:p>
          </table:table-cell>
          <table:table-cell/>
          <table:table-cell office:value-type="string" calcext:value-type="string">
            <text:p>Conflux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2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Peasant Peasant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Halfling Halfling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4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Boar Boa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Mummy Mummy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3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ogue Rogue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Nomad Noma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2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Sharpshooter Sharpshoo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Gold_Golem Gol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Diamond_Golem Diamond Golem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Troll Trol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5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Enchanter Enchanter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75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Faerie_Dragon Faeri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1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Rust_Dragon Rust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5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Crystal_Dragon Crystal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20000 http://heroes.thelazy.net/wiki/Gol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://heroes.thelazy.net/wiki/Azure_Dragon Azure Dragon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0000 http://heroes.thelazy.net/wiki/Gold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18:47:19.756095000</meta:creation-date>
    <meta:generator>LibreOffice/5.1.2.2$MacOSX_X86_64 LibreOffice_project/d3bf12ecb743fc0d20e0be0c58ca359301eb705f</meta:generator>
    <dc:date>2016-07-04T18:52:57.290729000</dc:date>
    <meta:editing-duration>P1DT21H25M33S</meta:editing-duration>
    <meta:editing-cycles>10</meta:editing-cycles>
    <meta:document-statistic meta:table-count="1" meta:cell-count="1493" meta:object-count="0"/>
  </office:meta>
</office:document-meta>
</file>